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2100010EA600006986E3E7FEBE139E0BD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996a" officeooo:paragraph-rsid="000f996a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nl" fo:country="BE" officeooo:rsid="0010d13a" officeooo:paragraph-rsid="0010d13a" style:font-size-asian="12pt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996a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4</text:span></text:p>
      <text:p text:style-name="P3"/>
      <text:p text:style-name="P2">Gerealiseerd vorige week:</text:p>
      <text:p text:style-name="P3"/>
      <text:p text:style-name="P3"/>
      <text:p text:style-name="P4">– Afwerken weerbericht app in python</text:p>
      <text:p text:style-name="P4"/>
      <text:p text:style-name="P4">– Maken van universele SIM-KNX communicatie klasse voor python</text:p>
      <text:p text:style-name="P3"/>
      <text:p text:style-name="P8">– Sim-Knx en homebridge starten bij boot via init.d</text:p>
      <text:p text:style-name="P8"/>
      <text:p text:style-name="P8">– Mailer en weather worden uitgevoerd via een chrontab</text:p>
      <text:p text:style-name="P3"/>
      <text:p text:style-name="P7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6-13T12:21:56.855451754</dc:date>
    <meta:editing-duration>PT20M2S</meta:editing-duration>
    <meta:generator>LibreOffice/5.3.3.2$Linux_X86_64 LibreOffice_project/30m0$Build-2</meta:generator>
    <meta:document-statistic meta:table-count="0" meta:image-count="2" meta:object-count="0" meta:page-count="2" meta:paragraph-count="19" meta:word-count="71" meta:character-count="589" meta:non-whitespace-character-count="523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